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Arial2" svg:font-family="Arial" style:font-adornments="Norm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office:annotation><dc:creator>Luc Saffre</dc:creator><dc:date>2011-07-18T09:03:56.54</dc:date><text:p text:style-name="P2"><text:span text:style-name="T2">do text</text:span></text:p><text:p text:style-name="P2"><text:span text:style-name="T2">from html(self.body)</text:span></text:p></office:annotatio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Arial2" svg:font-family="Arial" style:font-adornments="Norm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9.7cm" fo:page-height="21.001cm" style:num-format="1" style:print-orientation="landscape" fo:margin-top="1.499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tracked-changes>
          <text:changed-region xml:id="ct114861136" text:id="ct114861136">
            <text:insertion>
              <office:change-info>
                <dc:creator>Luc Saffre</dc:creator>
                <dc:date>2011-11-12T15:14:00</dc:date>
              </office:change-info>
            </text:insertion>
          </text:changed-region>
        </text:tracked-changes>
        <text:p text:style-name="MP1"><text:date style:data-style-name="N37" text:date-value="2011-09-30T23:56:55.81" text:fixed="true">30.09.11</text:date> <text:time style:data-style-name="N41" text:time-value="2011-09-30T23:57:06.39" text:fixed="true">23:57:06</text:time><text:tab/><text:change-start text:change-id="ct114861136"/><text:span text:style-name="MT1">self</text:span><text:change-end text:change-id="ct114861136"/><text:tab/><text:page-number text:select-page="current">1</text:page-number> /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2-01-21T22:22:24.96</dc:date>
    <dc:creator>Luc Saffre</dc:creator>
    <meta:editing-duration>PT15M56S</meta:editing-duration>
    <meta:editing-cycles>13</meta:editing-cycles>
    <meta:generator>LibreOffice/3.4$Win32 LibreOffice_project/340m1$Build-402</meta:generator>
    <meta:document-statistic meta:table-count="0" meta:image-count="0" meta:object-count="0" meta:page-count="1" meta:paragraph-count="2" meta:word-count="7" meta:character-count="29" meta:non-whitespace-character-count="24"/>
  </office:meta>
</office:document-meta>
</file>